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6F0000003B6B49EFABBF7E402A.png" manifest:media-type="image/png"/>
  <manifest:file-entry manifest:full-path="Pictures/100000000000006D0000003BB0A4287E3E69E7C4.png" manifest:media-type="image/png"/>
  <manifest:file-entry manifest:full-path="Pictures/100000000000005F0000004976F8241ED116010C.png" manifest:media-type="image/png"/>
  <manifest:file-entry manifest:full-path="Pictures/1000000000000088000000344DB239A97074DD5D.png" manifest:media-type="image/png"/>
  <manifest:file-entry manifest:full-path="Pictures/100000000000024600000060F165427CE97DA86F.png" manifest:media-type="image/png"/>
  <manifest:file-entry manifest:full-path="Pictures/100000000000004A00000049514431FA6B20119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422cm" svg:height="0.564cm" svg:x="2.127cm" svg:y="5.3cm">
          <draw:image xlink:href="Pictures/100000000000024600000060F165427CE97DA86F.png" xlink:type="simple" xlink:show="embed" xlink:actuate="onLoad">
            <text:p/>
          </draw:image>
          <svg:title>TexMaths</svg:title>
          <svg:desc>14§display§{\bf w}_{ll'}^T \, {\bf x} +  w^0_{ll'}= 0§png§600§FALSE§</svg:desc>
        </draw:frame>
        <draw:line draw:style-name="gr2" draw:text-style-name="P2" draw:layer="layout" svg:x1="1.269cm" svg:y1="5.76cm" svg:x2="6.601cm" svg:y2="1.406cm">
          <text:p/>
        </draw:line>
        <draw:frame draw:style-name="gr3" draw:text-style-name="P2" draw:layer="layout" svg:width="0.667cm" svg:height="0.659cm" svg:x="4.614cm" svg:y="1.31cm">
          <draw:image xlink:href="Pictures/100000000000004A00000049514431FA6B201199.png" xlink:type="simple" xlink:show="embed" xlink:actuate="onLoad">
            <text:p/>
          </draw:image>
          <svg:title>TexMaths</svg:title>
          <svg:desc>14§display§\Omega_l§png§600§FALSE§</svg:desc>
        </draw:frame>
        <draw:frame draw:style-name="gr3" draw:text-style-name="P2" draw:layer="layout" svg:width="0.876cm" svg:height="0.674cm" svg:x="6.127cm" svg:y="2.095cm">
          <draw:image xlink:href="Pictures/100000000000005F0000004976F8241ED116010C.png" xlink:type="simple" xlink:show="embed" xlink:actuate="onLoad">
            <text:p/>
          </draw:image>
          <svg:title>TexMaths</svg:title>
          <svg:desc>14§display§\Omega_{l'}§png§600§FALSE§</svg:desc>
        </draw:frame>
        <draw:line draw:style-name="gr4" draw:text-style-name="P2" draw:layer="layout" svg:x1="3.209cm" svg:y1="2.385cm" svg:x2="4.956cm" svg:y2="4.487cm">
          <text:p/>
        </draw:line>
        <draw:frame draw:style-name="gr3" draw:text-style-name="P2" draw:layer="layout" svg:width="0.641cm" svg:height="0.347cm" svg:x="2.941cm" svg:y="1.931cm">
          <draw:image xlink:href="Pictures/100000000000006D0000003BB0A4287E3E69E7C4.png" xlink:type="simple" xlink:show="embed" xlink:actuate="onLoad">
            <text:p/>
          </draw:image>
          <svg:title>TexMaths</svg:title>
          <svg:desc>14§display§{\bf p}_{ll'}§png§600§FALSE§</svg:desc>
        </draw:frame>
        <draw:frame draw:style-name="gr3" draw:text-style-name="P2" draw:layer="layout" svg:width="0.652cm" svg:height="0.347cm" svg:x="5.194cm" svg:y="4.309cm">
          <draw:image xlink:href="Pictures/100000000000006F0000003B6B49EFABBF7E402A.png" xlink:type="simple" xlink:show="embed" xlink:actuate="onLoad">
            <text:p/>
          </draw:image>
          <svg:title>TexMaths</svg:title>
          <svg:desc>14§display§{\bf p}_{l'l}§png§600§FALSE§</svg:desc>
        </draw:frame>
        <draw:frame draw:style-name="gr3" draw:text-style-name="P2" draw:layer="layout" svg:width="0.799cm" svg:height="0.305cm" svg:x="4.37cm" svg:y="3.377cm">
          <draw:image xlink:href="Pictures/1000000000000088000000344DB239A97074DD5D.png" xlink:type="simple" xlink:show="embed" xlink:actuate="onLoad">
            <text:p/>
          </draw:image>
          <svg:title>TexMaths</svg:title>
          <svg:desc>14§display§{\bf m}_{ll'}§png§600§FALSE§</svg:desc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306cm" fo:page-height="7.06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16:21:26.010512975</meta:creation-date>
    <dc:date>2018-06-07T16:40:57.451205034</dc:date>
    <meta:editing-duration>PT1H8M24S</meta:editing-duration>
    <meta:editing-cycles>13</meta:editing-cycles>
    <meta:generator>LibreOffice/5.4.7.2$Linux_X86_64 LibreOffice_project/40$Build-2</meta:generator>
    <dc:creator>Viéville Thierry</dc:creator>
    <meta:document-statistic meta:object-count="8"/>
  </office:meta>
</office:document-meta>
</file>